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PropertiesPersister.store( Properties props , Writer writer , String he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PropertiesPersister.storeToXml( Properties props , OutputStream os , String header , String enco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PropertiesPersister.storeToXml( Properties props , OutputStream os , String he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PropertiesPersister.loadFromXml( Properties props , InputStream i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PropertiesPersister.load( Properties props , Reader re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PropertiesPersister.store( Properties props , OutputStream os , String he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PropertiesPersister.load( Properties props , InputStream i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